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. <text:s text:c="4"/>Time <text:s text:c="7"/>Source <text:s text:c="8"/>Destination Protocol Length Info</text:p>
      <text:p text:style-name="P1">20 <text:tab/> <text:s/>5.378180 <text:s text:c="3"/>128.119.245.12 192.168.1.2 HTTP <text:s text:c="4"/>446 <text:s text:c="3"/>HTTP/1.1 200 OK <text:s/>(text/html)</text:p>
      <text:p text:style-name="P1"></text:p>
      <text:p text:style-name="P1">Frame 20: 446 bytes on wire (3568 bits), 446 bytes captured (3568 bits)</text:p>
      <text:p text:style-name="P1"/>
      <text:p text:style-name="P1">Ethernet II, Src: KasdaDig_d6:cd:75 (00:0e:f4:d6:cd:75), Dst: HonHaiPr_fb:ae:4f (e0:06:e6:fb:ae:4f)</text:p>
      <text:p text:style-name="P1"/>
      <text:p text:style-name="P1">Internet Protocol Version 4, Src: 128.119.245.12 (128.119.245.12), Dst: 192.168.1.2 (192.168.1.2)</text:p>
      <text:p text:style-name="P1"/>
      <text:p text:style-name="P1">Transmission Control Protocol, Src Port: http (80), Dst Port: 42949 (42949), Seq: 1, Ack: 423, Len: 380</text:p>
      <text:p text:style-name="P1"/>
      <text:p text:style-name="P1">Hypertext Transfer Protocol</text:p>
      <text:p text:style-name="P1"><text:s text:c="4"/>HTTP/1.1 200 OK\r\n</text:p>
      <text:p text:style-name="P1"><text:s text:c="4"/>Date: Fri, 29 Aug 2014 17:41:38 GMT\r\n</text:p>
      <text:p text:style-name="P1"><text:s text:c="4"/>Server: Apache/2.2.3 (CentOS)\r\n</text:p>
      <text:p text:style-name="P1"><text:s text:c="4"/>Last-Modified: Fri, 29 Aug 2014 17:41:02 GMT\r\n</text:p>
      <text:p text:style-name="P1"><text:s text:c="4"/>ETag: "8734b-51-2822a780"\r\n</text:p>
      <text:p text:style-name="P1"><text:s text:c="4"/>Accept-Ranges: bytes\r\n</text:p>
      <text:p text:style-name="P1"><text:s text:c="4"/>Content-Length: 81\r\n</text:p>
      <text:p text:style-name="P1"><text:s text:c="8"/>[Content length: 81]</text:p>
      <text:p text:style-name="P1"><text:s text:c="4"/>Keep-Alive: timeout=10, max=100\r\n</text:p>
      <text:p text:style-name="P1"><text:s text:c="4"/>Connection: Keep-Alive\r\n</text:p>
      <text:p text:style-name="P1"><text:s text:c="4"/>Content-Type: text/html; charset=UTF-8\r\n</text:p>
      <text:p text:style-name="P1"><text:s text:c="4"/>\r\n</text:p>
      <text:p text:style-name="P1"/>
      <text:p text:style-name="P1">Line-based text data: text/html</text:p>
      <text:p text:style-name="P1"><text:s text:c="4"/>&lt;html&gt;\n</text:p>
      <text:p text:style-name="P1"><text:s text:c="4"/>Congratulations! <text:s/>You've downloaded the first Wireshark lab file!\n</text:p>
      <text:p text:style-name="P1"><text:s text:c="4"/>&lt;/html&gt;\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9T14:46:52</dc:date>
    <dc:creator>Diego </dc:creator>
    <meta:generator>LibreOffice/3.5$Linux_X86_64 LibreOffice_project/350m1$Build-2</meta:generator>
    <meta:editing-duration>PT3M14S</meta:editing-duration>
    <meta:editing-cycles>7</meta:editing-cycles>
    <meta:document-statistic meta:table-count="0" meta:image-count="0" meta:object-count="0" meta:page-count="1" meta:paragraph-count="24" meta:word-count="120" meta:character-count="1096" meta:non-whitespace-character-count="878"/>
  </office:meta>
</office:document-meta>
</file>